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52cm" style:contextual-spacing="false" fo:line-height="100%" fo:text-align="center" style:justify-single-word="false" fo:text-indent="0cm" style:auto-text-indent="false"/>
      <style:text-properties style:font-name="Times New Roman" fo:font-size="16pt" fo:language="ru" fo:country="RU" fo:font-weight="bold"/>
    </style:style>
    <style:style style:name="P2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8pt"/>
    </style:style>
    <style:style style:name="P3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ru" fo:country="RU" fo:font-weight="normal"/>
    </style:style>
    <style:style style:name="P4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style:font-name="Times New Roman" fo:font-size="14pt" fo:language="ru" fo:country="RU" fo:font-weight="normal" officeooo:rsid="00123ec4" officeooo:paragraph-rsid="00123ec4"/>
    </style:style>
    <style:style style:name="P5" style:family="paragraph" style:parent-style-name="Standard">
      <style:paragraph-properties fo:margin-top="0cm" fo:margin-bottom="0.252cm" style:contextual-spacing="false" fo:line-height="100%"/>
      <style:text-properties style:font-name="Times New Roman" fo:font-size="14pt"/>
    </style:style>
    <style:style style:name="P6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4pt"/>
    </style:style>
    <style:style style:name="P7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6pt" fo:language="en" fo:country="US"/>
    </style:style>
    <style:style style:name="P8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6pt" fo:language="ru" fo:country="RU" fo:font-weight="bold"/>
    </style:style>
    <style:style style:name="P9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6pt" fo:language="ru" fo:country="RU"/>
    </style:style>
    <style:style style:name="P10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 fo:font-size="16pt"/>
    </style:style>
    <style:style style:name="P11" style:family="paragraph" style:parent-style-name="Standard">
      <style:paragraph-properties fo:margin-top="0cm" fo:margin-bottom="0.252cm" style:contextual-spacing="false" fo:line-height="100%"/>
      <style:text-properties style:font-name="Times New Roman"/>
    </style:style>
    <style:style style:name="P12" style:family="paragraph" style:parent-style-name="Standard">
      <style:paragraph-properties fo:margin-top="0cm" fo:margin-bottom="0.252cm" style:contextual-spacing="false" fo:line-height="100%" fo:text-align="center" style:justify-single-word="false"/>
      <style:text-properties style:font-name="Times New Roman"/>
    </style:style>
    <style:style style:name="P13" style:family="paragraph" style:parent-style-name="Standard">
      <style:paragraph-properties fo:margin-top="0cm" fo:margin-bottom="0.252cm" style:contextual-spacing="false" fo:line-height="100%"/>
    </style:style>
    <style:style style:name="P14" style:family="paragraph" style:parent-style-name="Standard">
      <style:paragraph-properties fo:margin-top="0cm" fo:margin-bottom="0.252cm" style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.252cm" style:contextual-spacing="false" fo:line-height="100%"/>
      <style:text-properties officeooo:paragraph-rsid="0010de14"/>
    </style:style>
    <style:style style:name="P16" style:family="paragraph" style:parent-style-name="Standard">
      <style:paragraph-properties fo:margin-top="0cm" fo:margin-bottom="0.252cm" style:contextual-spacing="false" fo:line-height="100%" fo:text-align="start" style:justify-single-word="false"/>
    </style:style>
    <style:style style:name="P17" style:family="paragraph" style:parent-style-name="Standard">
      <style:paragraph-properties fo:margin-top="0cm" fo:margin-bottom="0.252cm" style:contextual-spacing="false" fo:line-height="100%" fo:text-align="start" style:justify-single-word="false"/>
      <style:text-properties officeooo:paragraph-rsid="0014d998"/>
    </style:style>
    <style:style style:name="P18" style:family="paragraph" style:parent-style-name="Standard" style:master-page-name="MasterPage2">
      <style:paragraph-properties fo:margin-top="0cm" fo:margin-bottom="0.252cm" style:contextual-spacing="false" fo:line-height="100%" fo:text-align="center" style:justify-single-word="false" style:page-number="auto"/>
      <style:text-properties style:font-name="Times New Roman" fo:font-size="18p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4d998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123ec4" officeooo:paragraph-rsid="00123ec4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language="ru" fo:country="RU" fo:font-weight="bold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font-weight="normal"/>
    </style:style>
    <style:style style:name="T3" style:family="text">
      <style:text-properties style:font-name="Times New Roman" fo:font-size="14pt" fo:language="ru" fo:country="RU" fo:font-weight="normal"/>
    </style:style>
    <style:style style:name="T4" style:family="text">
      <style:text-properties style:font-name="Times New Roman" fo:font-size="14pt" fo:language="ru" fo:country="RU" fo:font-weight="normal" officeooo:rsid="00123ec4"/>
    </style:style>
    <style:style style:name="T5" style:family="text">
      <style:text-properties style:font-name="Times New Roman" fo:font-size="14pt" fo:language="ru" fo:country="RU" style:text-underline-style="solid" style:text-underline-width="auto" style:text-underline-color="font-color" fo:font-weight="normal"/>
    </style:style>
    <style:style style:name="T6" style:family="text">
      <style:text-properties style:font-name="Times New Roman" fo:font-size="14pt" fo:language="ru" fo:country="RU" style:text-underline-style="none" fo:font-weight="normal"/>
    </style:style>
    <style:style style:name="T7" style:family="text">
      <style:text-properties style:font-name="Times New Roman" fo:font-size="16pt" fo:language="ru" fo:country="RU"/>
    </style:style>
    <style:style style:name="T8" style:family="text">
      <style:text-properties style:font-name="Times New Roman" fo:font-size="16pt" fo:language="ru" fo:country="RU" fo:font-weight="bold"/>
    </style:style>
    <style:style style:name="T9" style:family="text">
      <style:text-properties style:font-name="Times New Roman" fo:font-size="16pt" fo:language="ru" fo:country="RU" officeooo:rsid="0010de14"/>
    </style:style>
    <style:style style:name="T10" style:family="text">
      <style:text-properties fo:color="#000000" loext:opacity="100%" style:font-name="Times New Roman" fo:font-size="16pt" fo:language="ru" fo:country="RU" officeooo:rsid="0010de14" style:font-name-asian="Segoe UI" style:font-name-complex="Tahoma"/>
    </style:style>
    <style:style style:name="T1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осквоский авиационный институт</text:p>
      <text:p text:style-name="P2">(национальный исследовательский университет)</text:p>
      <text:p text:style-name="P6"/>
      <text:p text:style-name="P6"/>
      <text:p text:style-name="P6"/>
      <text:p text:style-name="P6">Институ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6"/>
      <text:p text:style-name="P14"><text:span text:style-name="T7">Курсов</text:span><text:span text:style-name="T10">ой</text:span><text:span text:style-name="T7"> </text:span><text:span text:style-name="T9">проект</text:span><text:span text:style-name="T7"> по курсу<text:line-break/>«Базы данных»</text:span></text:p>
      <text:p text:style-name="P7"/>
      <text:p text:style-name="P9">Тема: «Расписание занятий»</text:p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1">Студенты: Воронов К.М., Тимофеев А. В.</text:span></text:p>
      <text:p text:style-name="P15"><text:span text:style-name="T1">Преподаватель: Кузнецова Е.В.</text:span></text:p>
      <text:p text:style-name="P13"><text:span text:style-name="T1">Группа: М8О-307Б-19</text:span></text:p>
      <text:p text:style-name="P5">Дата:</text:p>
      <text:p text:style-name="P5">Оценка:</text:p>
      <text:p text:style-name="P5">Подпись:</text:p>
      <text:p text:style-name="P12"/>
      <text:p text:style-name="P12"/>
      <text:p text:style-name="P6"/>
      <text:p text:style-name="P6">Москва, 2021</text:p>
      <text:p text:style-name="P6">Содержание</text:p>
      <text:p text:style-name="P10"><text:soft-page-break/><text:span text:style-name="T11">1.Техническое задание</text:span></text:p>
      <text:p text:style-name="P16"><text:span text:style-name="T2"><text:tab/>Постановка задачи: </text:span><text:span text:style-name="T3">требуется разработать прикладное программное обеспечение для составления, хранения, редактирования и обработки расписания занятий в высшем учебном заведении.</text:span></text:p>
      <text:p text:style-name="P17"><text:span text:style-name="T3"><text:tab/>Данное ПО предназначено для сотрудников деканата. Сотрудники деканата по просьбе сотрудников кафедры или в связи с приказами руководства могут корректировать расписание занятий. <text:s/></text:span></text:p>
      <text:p text:style-name="P20"><text:span text:style-name="T3">Преподаватели могут просматривать расписание своих занятий.</text:span></text:p>
      <text:p text:style-name="P20"><text:span text:style-name="T3">Студенты могут просматривать расписание занятий своих групп. </text:span></text:p>
      <text:p text:style-name="P3"/>
      <text:p text:style-name="P1">2. Требования по функциональности</text:p>
      <text:p text:style-name="P3"><text:tab/>Высшим учебным заведениям требуется держать информацию о расписании занятий: группа, у которой пара, штат преподавателей и кафедры за которыми они закреплены, разбиение групп на потоки, время и место проведения занятий.</text:p>
      <text:p text:style-name="P20"><text:span text:style-name="T3">1. Возможность обновления базы данных: добавление студентов, преподавателей, удаление или добавление новых занятий.</text:span></text:p>
      <text:p text:style-name="P20"><text:span text:style-name="T3">2. Поиск информации в базе данных.</text:span></text:p>
      <text:p text:style-name="P21">3. Безопасное удаление неактуальных записей в БД.</text:p>
      <text:p text:style-name="P21">4. Возможность создания таблиц расписания занятий.</text:p>
      <text:p text:style-name="P22">5. Отображение актуального расписания занятий</text:p>
      <text:p text:style-name="P4"/>
      <text:p text:style-name="P4"/>
      <text:p text:style-name="P1">3. Требования по интерфейсу</text:p>
      <text:p text:style-name="P19"><text:span text:style-name="T3"><text:tab/>Важной частью вышеупомянутой системы, является возможность получения готовых </text:span><text:span text:style-name="T3">таблиц расписания занятий.</text:span></text:p>
      <text:p text:style-name="P21">Перечень доступных документов:</text:p>
      <text:p text:style-name="P21">1. Справочная информация по преподавателям.</text:p>
      <text:p text:style-name="P21">2. Список корпусов и аудиторий.</text:p>
      <text:p text:style-name="P21">3. Список предметов и учебных дисциплин.</text:p>
      <text:p text:style-name="P21">4. Справочная информация по группам и потокам.</text:p>
      <text:p text:style-name="P8"/>
      <text:p text:style-name="P23">4. Требования по безопасности</text:p>
      <text:p text:style-name="P19"><text:span text:style-name="T3">1.</text:span><text:span text:style-name="T6"> </text:span><text:span text:style-name="T3">Разделение пользователей на доверенных и частично доверенных средствами СУБД.</text:span></text:p>
      <text:p text:style-name="P21">2. Проверка правильности ввода исходных данных пользователем.</text:p>
      <text:p text:style-name="P23"/>
      <text:p text:style-name="P23"/>
      <text:p text:style-name="P23"/>
      <text:p text:style-name="P8"><text:soft-page-break/>5. Инструменты</text:p>
      <text:p text:style-name="P3">CASE-средство – Erwin Data Modeler;</text:p>
      <text:p text:style-name="P3">СУБД – Microsoft Visual FoxPro 9.0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ru" fo:country="RU" style:font-name-asian="Segoe UI" style:font-family-asian="'Segoe UI'" style:font-name-complex="Tahoma" style:font-family-complex="Tahoma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5</meta:editing-cycles>
    <meta:editing-duration>PT5M29S</meta:editing-duration>
    <dc:date>2021-11-29T19:24:18.620000000</dc:date>
    <meta:document-statistic meta:table-count="0" meta:image-count="0" meta:object-count="0" meta:page-count="3" meta:paragraph-count="39" meta:word-count="243" meta:character-count="1996" meta:non-whitespace-character-count="1783"/>
  </office:meta>
</office:document-meta>
</file>